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6729f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62">Cod. Dog.</text:p>
          </table:table-cell>
          <table:table-cell table:style-name="Tabella2.B2" office:value-type="string">
            <text:p text:style-name="P61">Componenti</text:p>
          </table:table-cell>
          <table:table-cell table:style-name="Tabella2.C2" table:number-columns-spanned="2" office:value-type="string">
            <text:p text:style-name="P61">Kg.</text:p>
          </table:table-cell>
          <table:covered-table-cell/>
          <table:table-cell table:style-name="Tabella2.E2" table:number-columns-spanned="2" office:value-type="string">
            <text:p text:style-name="P61">Lt.</text:p>
          </table:table-cell>
          <table:covered-table-cell/>
          <table:table-cell table:style-name="Tabella2.G2" table:number-columns-spanned="2" office:value-type="string">
            <text:p text:style-name="P61">Sac.</text:p>
          </table:table-cell>
          <table:covered-table-cell/>
          <table:table-cell table:style-name="Tabella2.I2" table:number-columns-spanned="2" office:value-type="string">
            <text:p text:style-name="P61">Lotto</text:p>
          </table:table-cell>
          <table:covered-table-cell/>
          <table:table-cell table:style-name="Tabella2.K2" office:value-type="string">
            <text:p text:style-name="P61">Variazioni</text:p>
          </table:table-cell>
        </table:table-row>
        <table:table-row>
          <table:table-cell table:style-name="Tabella2.A8" table:number-columns-spanned="11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5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53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8" table:number-columns-spanned="11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6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47"/>
          </table:table-cell>
          <table:covered-table-cell/>
          <table:table-cell table:style-name="Tabella2.I6" table:number-columns-spanned="3" office:value-type="string">
            <text:p text:style-name="P47"/>
          </table:table-cell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2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63">Cod. </text:p>
          </table:table-cell>
          <table:table-cell table:style-name="Tabella2.B9" table:number-columns-spanned="2" office:value-type="string">
            <text:p text:style-name="P63">Componente</text:p>
          </table:table-cell>
          <table:covered-table-cell/>
          <table:table-cell table:style-name="Tabella2.D9" table:number-columns-spanned="2" office:value-type="string">
            <text:p text:style-name="P63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64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64">Kg.</text:p>
          </table:table-cell>
          <table:covered-table-cell/>
          <table:table-cell table:style-name="Tabella2.J9" office:value-type="string">
            <text:p text:style-name="P64">NOTAS</text:p>
          </table:table-cell>
          <table:table-cell table:style-name="Tabella2.K9" office:value-type="string">
            <text:p text:style-name="P63">Modificación</text:p>
          </table:table-cell>
        </table:table-row>
        <table:table-row>
          <table:table-cell table:style-name="Tabella2.A10" table:number-columns-spanned="11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5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53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64"/>
          </table:table-cell>
          <table:covered-table-cell/>
          <table:table-cell table:style-name="Tabella2.H13" table:number-columns-spanned="2" office:value-type="string">
            <text:p text:style-name="P64"/>
          </table:table-cell>
          <table:covered-table-cell/>
          <table:table-cell table:style-name="Tabella2.J11" office:value-type="string">
            <text:p text:style-name="P64"/>
          </table:table-cell>
          <table:table-cell table:style-name="Tabella2.K11" office:value-type="string">
            <text:p text:style-name="P63"/>
          </table:table-cell>
        </table:table-row>
        <table:table-row>
          <table:table-cell table:style-name="Tabella2.A12" table:number-columns-spanned="11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6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4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64"/>
          </table:table-cell>
          <table:covered-table-cell/>
          <table:table-cell table:style-name="Tabella2.J13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7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7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7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7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7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65">CICLOS</text:p>
          </table:table-cell>
          <table:covered-table-cell/>
          <table:table-cell table:style-name="Tabella3.A9" office:value-type="string">
            <text:p text:style-name="P69">1</text:p>
          </table:table-cell>
          <table:table-cell table:style-name="Tabella3.A9" office:value-type="string">
            <text:p text:style-name="P71">2</text:p>
          </table:table-cell>
          <table:table-cell table:style-name="Tabella3.A9" office:value-type="string">
            <text:p text:style-name="P71">3</text:p>
          </table:table-cell>
          <table:table-cell table:style-name="Tabella3.A9" office:value-type="string">
            <text:p text:style-name="P71">4</text:p>
          </table:table-cell>
          <table:table-cell table:style-name="Tabella3.A9" office:value-type="string">
            <text:p text:style-name="P71">5</text:p>
          </table:table-cell>
          <table:table-cell table:style-name="Tabella3.A9" office:value-type="string">
            <text:p text:style-name="P71">6</text:p>
          </table:table-cell>
          <table:table-cell table:style-name="Tabella3.I9" office:value-type="string">
            <text:p text:style-name="P71">7</text:p>
          </table:table-cell>
        </table:table-row>
        <table:table-row>
          <table:table-cell table:style-name="Tabella3.A2" table:number-columns-spanned="2" office:value-type="string">
            <text:p text:style-name="P67">I<text:span text:style-name="T11">nicio</text:span></text:p>
          </table:table-cell>
          <table:covered-table-cell/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68"><text:span text:style-name="T11">Fin ciclo</text:span></text:p>
          </table:table-cell>
          <table:covered-table-cell/>
          <table:table-cell table:style-name="Tabella3.A2" office:value-type="string">
            <text:p text:style-name="P68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67">C<text:span text:style-name="T11">antidad ciclo</text:span></text:p>
          </table:table-cell>
          <table:covered-table-cell/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7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B2" table:number-columns-spanned="9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9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1"><text:placeholder text:placeholder-type="text">&lt;translate_static('Silos stoccaggio', user.lang)&gt;</text:placeholder><text:span text:style-name="T9">: </text:span></text:p>
            <text:p text:style-name="P21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8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50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52"/>
      <text:p text:style-name="P36"><text:placeholder text:placeholder-type="text">&lt;/if&gt;</text:placeholder></text:p>
      <text:p text:style-name="P3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52:04.424954893</dc:date>
    <meta:editing-duration>P1DT19H28M14S</meta:editing-duration>
    <meta:editing-cycles>340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7" meta:word-count="368" meta:character-count="4738" meta:non-whitespace-character-count="4489"/>
    <meta:user-defined meta:name="Info 1"/>
    <meta:user-defined meta:name="Info 2"/>
    <meta:user-defined meta:name="Info 3"/>
    <meta:user-defined meta:name="Info 4"/>
  </office:meta>
</office:document-meta>
</file>